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2" svg:font-family="'Source Sans Pr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18.042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8.386cm" fo:min-width="3.056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8.386cm" fo:min-width="3.056cm"/>
    </style:style>
    <style:style style:name="gr4" style:family="graphic" style:parent-style-name="standard">
      <style:graphic-properties draw:fill-color="#00cc00" draw:textarea-horizontal-align="justify" draw:textarea-vertical-align="middle" draw:auto-grow-height="false" fo:min-height="8.386cm" fo:min-width="3.056cm"/>
    </style:style>
    <style:style style:name="gr5" style:family="graphic" style:parent-style-name="standard">
      <style:graphic-properties draw:fill-color="#00ccff" draw:textarea-horizontal-align="justify" draw:textarea-vertical-align="middle" draw:auto-grow-height="false" fo:min-height="8.386cm" fo:min-width="3.056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00cc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42cm" svg:height="1.524cm" svg:x="1.762cm" svg:y="10.144cm">
          <text:p text:style-name="P1">Liferay Founda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8.636cm" svg:x="1.762cm" svg:y="1.381cm">
          <text:p text:style-name="P1">Liferay </text:p>
          <text:p text:style-name="P1">Web </text:p>
          <text:p text:style-name="P1">Experienc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8.636cm" svg:x="6.762cm" svg:y="1.381cm">
          <text:p text:style-name="P1">Liferay </text:p>
          <text:p text:style-name="P1">Forms </text:p>
          <text:p text:style-name="P1">and</text:p>
          <text:p text:style-name="P1">Workflow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56cm" svg:height="8.636cm" svg:x="11.762cm" svg:y="1.381cm">
          <text:p text:style-name="P1">Liferay </text:p>
          <text:p text:style-name="P1">Collaboration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56cm" svg:height="8.636cm" svg:x="16.757cm" svg:y="1.381cm">
          <text:p text:style-name="P1">Liferay </text:p>
          <text:p text:style-name="P1">Social </text:p>
          <text:p text:style-name="P1">Networkin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2" svg:font-family="'Source Sans Pr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22:17:42.029936299</meta:creation-date>
    <dc:date>2016-09-28T22:27:38.714971768</dc:date>
    <meta:editing-duration>PT6M27S</meta:editing-duration>
    <meta:editing-cycles>2</meta:editing-cycles>
    <meta:generator>LibreOffice/5.2.1.2$Linux_X86_64 LibreOffice_project/20m0$Build-2</meta:generator>
    <meta:document-statistic meta:object-count="5"/>
  </office:meta>
</office:document-meta>
</file>